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fo:background-color="transparent" style:may-break-between-rows="true">
        <style:background-image/>
      </style:table-properties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9cm"/>
    </style:style>
    <style:style style:name="items.C" style:family="table-column">
      <style:table-column-properties style:column-width="1.005cm"/>
    </style:style>
    <style:style style:name="items.D" style:family="table-column">
      <style:table-column-properties style:column-width="1.704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background-color="transparent" fo:keep-together="always">
        <style:background-image/>
      </style:table-row-properties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2" style:family="table-row">
      <style:table-row-properties fo:keep-together="always"/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" style:family="table">
      <style:table-properties style:width="7.489cm" table:align="right" fo:background-color="transparent">
        <style:background-image/>
      </style:table-properties>
    </style:style>
    <style:style style:name="total.A" style:family="table-column">
      <style:table-column-properties style:column-width="3.096cm"/>
    </style:style>
    <style:style style:name="total.B" style:family="table-column">
      <style:table-column-properties style:column-width="4.394cm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#eeeeee" fo:padding="0cm" fo:border="none" style:writing-mode="page">
        <style:background-image/>
      </style:table-cell-properties>
    </style:style>
    <style:style style:name="total.B1" style:family="table-cell">
      <style:table-cell-properties style:writing-mode="page"/>
    </style:style>
    <style:style style:name="total.B2" style:family="table-cell">
      <style:table-cell-properties style:writing-mode="page"/>
    </style:style>
    <style:style style:name="total.B3" style:family="table-cell">
      <style:table-cell-properties style:writing-mode="page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Tableau1" style:family="table">
      <style:table-properties style:width="18.002cm" fo:break-before="page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-left="none" fo:border-right="none" fo:border-top="none" fo:border-bottom="1pt solid #21409a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.402cm" style:rel-column-width="5104*"/>
    </style:style>
    <style:style style:name="Tableau2.B" style:family="table-column">
      <style:table-column-properties style:column-width="5.798cm" style:rel-column-width="21106*"/>
    </style:style>
    <style:style style:name="Tableau2.C" style:family="table-column">
      <style:table-column-properties style:column-width="2.087cm" style:rel-column-width="7596*"/>
    </style:style>
    <style:style style:name="Tableau2.D" style:family="table-column">
      <style:table-column-properties style:column-width="4.921cm" style:rel-column-width="17915*"/>
    </style:style>
    <style:style style:name="Tableau2.E" style:family="table-column">
      <style:table-column-properties style:column-width="3.794cm" style:rel-column-width="13814*"/>
    </style:style>
    <style:style style:name="Tableau2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2.E1" style:family="table-cell">
      <style:table-cell-properties fo:background-color="#eeeeee" fo:padding="0.097cm" fo:border="0.05pt solid #808080">
        <style:background-image/>
      </style:table-cell-properties>
    </style:style>
    <style:style style:name="Tableau2.A2" style:family="table-cell">
      <style:table-cell-properties fo:padding="0.097cm" fo:border-left="0.05pt solid #808080" fo:border-right="none" fo:border-top="none" fo:border-bottom="0.05pt solid #808080"/>
    </style:style>
    <style:style style:name="Tableau2.B2" style:family="table-cell">
      <style:table-cell-properties fo:padding="0.097cm" fo:border-left="0.05pt solid #808080" fo:border-right="none" fo:border-top="none" fo:border-bottom="0.05pt solid #808080"/>
    </style:style>
    <style:style style:name="Tableau2.C2" style:family="table-cell">
      <style:table-cell-properties fo:padding="0.097cm" fo:border-left="0.05pt solid #808080" fo:border-right="none" fo:border-top="none" fo:border-bottom="0.05pt solid #808080"/>
    </style:style>
    <style:style style:name="Tableau2.D2" style:family="table-cell">
      <style:table-cell-properties fo:padding="0.097cm" fo:border-left="0.05pt solid #808080" fo:border-right="none" fo:border-top="none" fo:border-bottom="0.05pt solid #808080"/>
    </style:style>
    <style:style style:name="Tableau2.E2" style:family="table-cell">
      <style:table-cell-properties fo:padding="0.097cm" fo:border-left="0.05pt solid #808080" fo:border-right="0.05pt solid #808080" fo:border-top="none" fo:border-bottom="0.05pt solid #808080"/>
    </style:style>
    <style:style style:name="vat-totals" style:family="table">
      <style:table-properties style:width="8.752cm" table:align="margins" fo:background-color="transparent">
        <style:background-image/>
      </style:table-properties>
    </style:style>
    <style:style style:name="vat-totals.A" style:family="table-column">
      <style:table-column-properties style:column-width="4.009cm" style:rel-column-width="30020*"/>
    </style:style>
    <style:style style:name="vat-totals.B" style:family="table-column">
      <style:table-column-properties style:column-width="1.097cm" style:rel-column-width="8214*"/>
    </style:style>
    <style:style style:name="vat-totals.C" style:family="table-column">
      <style:table-column-properties style:column-width="1.757cm" style:rel-column-width="13154*"/>
    </style:style>
    <style:style style:name="vat-totals.D" style:family="table-column">
      <style:table-column-properties style:column-width="1.889cm" style:rel-column-width="14147*"/>
    </style:style>
    <style:style style:name="vat-totals.1" style:family="table-row">
      <style:table-row-properties fo:background-color="transparent">
        <style:background-image/>
      </style:table-row-properties>
    </style:style>
    <style:style style:name="vat-totals.A1" style:family="table-cell">
      <style:table-cell-properties fo:background-color="#eeeeee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vat-totals.D1" style:family="table-cell">
      <style:table-cell-properties fo:background-color="#eeeeee" fo:padding="0.049cm" fo:border="0.05pt solid #cccccc" style:writing-mode="page">
        <style:background-image/>
      </style:table-cell-properties>
    </style:style>
    <style:style style:name="vat-totals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D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officeooo:paragraph-rsid="0152171b"/>
    </style:style>
    <style:style style:name="P3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Lato1" fo:font-size="10pt" fo:font-weight="normal" officeooo:rsid="01fd9d86" officeooo:paragraph-rsid="01797a5a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ato1" fo:font-size="8pt" fo:font-style="normal" fo:font-weight="normal" officeooo:rsid="022bf6c8" officeooo:paragraph-rsid="01811f99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fo:color="#000000" style:font-name="Lato1" fo:font-size="4pt" fo:font-weight="normal" officeooo:rsid="00bcc573" officeooo:paragraph-rsid="0140a20e" style:font-size-asian="3.5pt" style:font-weight-asian="normal" style:font-size-complex="4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104ab43"/>
    </style:style>
    <style:style style:name="P8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11" style:family="paragraph" style:parent-style-name="Standard">
      <style:paragraph-properties fo:text-align="end" style:justify-single-word="false"/>
      <style:text-properties officeooo:rsid="009f598c" officeooo:paragraph-rsid="01830435"/>
    </style:style>
    <style:style style:name="P12" style:family="paragraph" style:parent-style-name="Standard">
      <style:text-properties officeooo:rsid="009f598c" officeooo:paragraph-rsid="0104ab43"/>
    </style:style>
    <style:style style:name="P13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14" style:family="paragraph" style:parent-style-name="Standard">
      <style:text-properties officeooo:paragraph-rsid="014cda28"/>
    </style:style>
    <style:style style:name="P15" style:family="paragraph" style:parent-style-name="Standard">
      <style:text-properties officeooo:paragraph-rsid="01618ffe"/>
    </style:style>
    <style:style style:name="P16" style:family="paragraph" style:parent-style-name="Standard">
      <style:text-properties officeooo:paragraph-rsid="017f6b82"/>
    </style:style>
    <style:style style:name="P17" style:family="paragraph" style:parent-style-name="Standard">
      <style:paragraph-properties fo:text-align="end" style:justify-single-word="false"/>
      <style:text-properties fo:font-size="4pt" officeooo:rsid="009f598c" officeooo:paragraph-rsid="002863be" style:font-size-asian="3.5pt" style:font-size-complex="4pt"/>
    </style:style>
    <style:style style:name="P18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ato1" fo:font-size="8pt" officeooo:rsid="0097132b" officeooo:paragraph-rsid="0097132b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Lato1" fo:font-size="8pt" officeooo:rsid="00258c45" officeooo:paragraph-rsid="00258c45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ato1" fo:font-size="8pt" officeooo:rsid="00258c45" officeooo:paragraph-rsid="00365cf9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Lato1" fo:font-size="8pt" officeooo:rsid="0099d84f" officeooo:paragraph-rsid="0099d84f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ato1" fo:font-size="8pt" officeooo:rsid="009eaa00" officeooo:paragraph-rsid="009eaa00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ato1" fo:font-size="8pt" officeooo:rsid="00efb57a" officeooo:paragraph-rsid="00efb57a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Lato1" fo:font-size="8pt" officeooo:rsid="009b575f" officeooo:paragraph-rsid="009b575f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1" fo:font-size="8pt" officeooo:rsid="00f089b6" officeooo:paragraph-rsid="00f089b6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ato1" fo:font-size="10pt" fo:font-weight="bold" officeooo:rsid="022c0e26" officeooo:paragraph-rsid="022c0e2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37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38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Lato1" fo:font-size="11pt" fo:font-weight="bold" officeooo:rsid="02294e50" officeooo:paragraph-rsid="02294e50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6pt" fo:font-style="italic" officeooo:rsid="018633ea" officeooo:paragraph-rsid="018633ea" style:font-size-asian="6pt" style:font-style-asian="italic" style:font-size-complex="6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Lato1" fo:font-size="7pt" officeooo:rsid="018aebaa" officeooo:paragraph-rsid="018aebaa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Lato1" fo:font-size="7pt" officeooo:rsid="018aefc8" officeooo:paragraph-rsid="018aefc8" style:font-size-asian="7pt" style:font-size-complex="7pt"/>
    </style:style>
    <style:style style:name="P48" style:family="paragraph" style:parent-style-name="Table_20_Contents">
      <style:paragraph-properties fo:text-align="start" style:justify-single-word="false"/>
      <style:text-properties style:font-name="Lato1" fo:font-size="7pt" officeooo:rsid="018c3804" officeooo:paragraph-rsid="018c3804" style:font-size-asian="7pt" style:font-size-complex="7pt"/>
    </style:style>
    <style:style style:name="P49" style:family="paragraph" style:parent-style-name="Table_20_Contents">
      <style:paragraph-properties fo:text-align="end" style:justify-single-word="false"/>
      <style:text-properties officeooo:paragraph-rsid="0104ab43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Lato1" fo:font-size="8pt" fo:font-weight="normal" officeooo:rsid="017bc5e3" officeooo:paragraph-rsid="01811f99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8pt" fo:font-weight="normal" officeooo:paragraph-rsid="01811f99" style:font-size-asian="8pt" style:font-weight-asian="normal" style:font-size-complex="8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3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4" style:family="paragraph" style:parent-style-name="Table_20_Heading">
      <style:text-properties style:font-name="Lato1" officeooo:rsid="0157ccff" officeooo:paragraph-rsid="0157ccff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0pt" officeooo:rsid="00930d52" officeooo:paragraph-rsid="00930d52" style:font-size-asian="10pt" style:font-size-complex="10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0pt" officeooo:rsid="008f6058" officeooo:paragraph-rsid="008f6058" style:font-size-asian="10pt" style:font-size-complex="10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0pt" officeooo:rsid="00943efe" officeooo:paragraph-rsid="00943efe" style:font-size-asian="10pt" style:font-size-complex="10pt"/>
    </style:style>
    <style:style style:name="P58" style:family="paragraph" style:parent-style-name="Table_20_Heading">
      <style:paragraph-properties fo:text-align="center" style:justify-single-word="false"/>
      <style:text-properties style:font-name="Lato1" fo:font-size="10pt" officeooo:rsid="00f089b6" officeooo:paragraph-rsid="00f089b6" style:font-size-asian="10pt" style:font-size-complex="10pt"/>
    </style:style>
    <style:style style:name="P59" style:family="paragraph" style:parent-style-name="Table_20_Heading">
      <loext:graphic-properties draw:fill="none" draw:fill-color="#ffffff" draw:opacity="100%"/>
      <style:paragraph-properties fo:text-align="start" style:justify-single-word="false" fo:background-color="transparent"/>
      <style:text-properties style:font-name="Lato1" fo:font-size="10pt" officeooo:rsid="022b3b2b" officeooo:paragraph-rsid="01830435" style:font-size-asian="10pt" style:font-size-complex="10pt"/>
    </style:style>
    <style:style style:name="P60" style:family="paragraph" style:parent-style-name="Table_20_Heading">
      <loext:graphic-properties draw:fill="none" draw:fill-color="#ffffff" draw:opacity="100%"/>
      <style:paragraph-properties fo:background-color="transparent"/>
      <style:text-properties style:font-name="Lato1" fo:font-size="10pt" officeooo:rsid="022b3b2b" officeooo:paragraph-rsid="01830435" style:font-size-asian="10pt" style:font-size-complex="10pt"/>
    </style:style>
    <style:style style:name="P61" style:family="paragraph" style:parent-style-name="Table_20_Heading">
      <loext:graphic-properties draw:fill="none" draw:fill-color="#ffffff" draw:opacity="100%"/>
      <style:paragraph-properties fo:background-color="transparent"/>
      <style:text-properties style:font-name="Lato1" fo:font-size="10pt" officeooo:rsid="022d6be3" officeooo:paragraph-rsid="01830435" style:font-size-asian="10pt" style:font-size-complex="10pt"/>
    </style:style>
    <style:style style:name="P62" style:family="paragraph" style:parent-style-name="Standard">
      <style:paragraph-properties fo:text-align="end" style:justify-single-word="false" fo:break-before="column"/>
      <style:text-properties officeooo:rsid="009f598c" officeooo:paragraph-rsid="01830435"/>
    </style:style>
    <style:style style:name="P63" style:family="paragraph" style:parent-style-name="Standard">
      <style:paragraph-properties fo:text-align="end" style:justify-single-word="false"/>
      <style:text-properties officeooo:rsid="009f598c" officeooo:paragraph-rsid="018e42d3"/>
    </style:style>
    <style:style style:name="P64" style:family="paragraph" style:parent-style-name="Standard">
      <style:paragraph-properties fo:text-align="start" style:justify-single-word="false"/>
      <style:text-properties fo:font-size="9pt" officeooo:rsid="019d8114" officeooo:paragraph-rsid="018e42d3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Lato1" fo:font-size="7pt" officeooo:rsid="022b3b2b" officeooo:paragraph-rsid="018e42d3" style:font-size-asian="7pt" style:font-size-complex="7pt"/>
    </style:style>
    <style:style style:name="P66" style:family="paragraph" style:parent-style-name="Table_20_Contents">
      <style:paragraph-properties fo:text-align="center" style:justify-single-word="false"/>
      <style:text-properties style:font-name="Lato1" fo:font-size="7pt" officeooo:rsid="022b3b2b" officeooo:paragraph-rsid="018e42d3" style:font-size-asian="7pt" style:font-size-complex="7pt"/>
    </style:style>
    <style:style style:name="P67" style:family="paragraph" style:parent-style-name="Table_20_Contents">
      <style:paragraph-properties fo:text-align="center" style:justify-single-word="false"/>
      <style:text-properties style:font-name="Lato1" fo:font-size="7pt" officeooo:rsid="022d6be3" officeooo:paragraph-rsid="018e42d3" style:font-size-asian="7pt" style:font-size-complex="7pt"/>
    </style:style>
    <style:style style:name="P68" style:family="paragraph" style:parent-style-name="Table_20_Heading">
      <loext:graphic-properties draw:fill="none" draw:fill-color="#ffffff" draw:opacity="100%"/>
      <style:paragraph-properties fo:text-align="start" style:justify-single-word="false" fo:background-color="transparent"/>
      <style:text-properties style:font-name="Lato1" fo:font-size="10pt" officeooo:rsid="022b3b2b" officeooo:paragraph-rsid="018e42d3" style:font-size-asian="10pt" style:font-size-complex="10pt"/>
    </style:style>
    <style:style style:name="P69" style:family="paragraph" style:parent-style-name="Table_20_Heading">
      <loext:graphic-properties draw:fill="none" draw:fill-color="#ffffff" draw:opacity="100%"/>
      <style:paragraph-properties fo:background-color="transparent"/>
      <style:text-properties style:font-name="Lato1" fo:font-size="10pt" officeooo:rsid="022b3b2b" officeooo:paragraph-rsid="018e42d3" style:font-size-asian="10pt" style:font-size-complex="10pt"/>
    </style:style>
    <style:style style:name="P70" style:family="paragraph" style:parent-style-name="Table_20_Heading">
      <loext:graphic-properties draw:fill="none" draw:fill-color="#ffffff" draw:opacity="100%"/>
      <style:paragraph-properties fo:background-color="transparent"/>
      <style:text-properties style:font-name="Lato1" fo:font-size="10pt" officeooo:rsid="022d6be3" officeooo:paragraph-rsid="018e42d3" style:font-size-asian="10pt" style:font-size-complex="10pt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1" officeooo:rsid="02367287"/>
    </style:style>
    <style:style style:name="T5" style:family="text">
      <style:text-properties fo:color="#000000" style:font-name="Lato1" officeooo:rsid="01bdeb22"/>
    </style:style>
    <style:style style:name="T6" style:family="text">
      <style:text-properties fo:color="#000000" style:font-name="Lato1" officeooo:rsid="022bf6c8"/>
    </style:style>
    <style:style style:name="T7" style:family="text">
      <style:text-properties officeooo:rsid="0157ccff"/>
    </style:style>
    <style:style style:name="T8" style:family="text">
      <style:text-properties officeooo:rsid="01798aa6"/>
    </style:style>
    <style:style style:name="T9" style:family="text">
      <style:text-properties officeooo:rsid="01588342"/>
    </style:style>
    <style:style style:name="T10" style:family="text">
      <style:text-properties officeooo:rsid="022bf6c8"/>
    </style:style>
    <style:style style:name="T11" style:family="text">
      <style:text-properties officeooo:rsid="02367287"/>
    </style:style>
    <style:style style:name="T12" style:family="text">
      <style:text-properties officeooo:rsid="022c0e2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5103*" fo:start-indent="0cm" fo:end-indent="0.249cm"/>
          <style:column style:rel-width="5103*" fo:start-indent="0.249cm" fo:end-indent="0cm"/>
        </style:columns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 table:style-name="TableLine94380276931344">
          <table:table-cell table:style-name="infos.A1" office:value-type="string">
            <text:p text:style-name="P40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6">[RECEIVER_ADDRESS]</text:p>
          </table:table-cell>
        </table:table-row>
        <table:table-row table:style-name="TableLine94380295236208">
          <table:table-cell table:style-name="infos.A1" office:value-type="string">
            <text:p text:style-name="P39">[COMPANY_PHONE]</text:p>
          </table:table-cell>
          <table:covered-table-cell/>
        </table:table-row>
        <table:table-row table:style-name="TableLine94380295236608">
          <table:table-cell table:style-name="infos.A1" office:value-type="string">
            <text:p text:style-name="P37">[COMPANY_EMAIL]</text:p>
          </table:table-cell>
          <table:covered-table-cell/>
        </table:table-row>
        <table:table-row table:style-name="TableLine94380295237488">
          <table:table-cell table:style-name="infos.A1" office:value-type="string">
            <text:p text:style-name="P38">[COMPANY_WEBSITE]</text:p>
          </table:table-cell>
          <table:covered-table-cell/>
        </table:table-row>
        <table:table-row table:style-name="TableLine94380295238576">
          <table:table-cell table:style-name="infos.A1" office:value-type="string">
            <text:p text:style-name="P50"><text:span text:style-name="T9">Banque : </text:span><text:span text:style-name="T10">[BANK_NAME]</text:span></text:p>
            <text:p text:style-name="P51"><text:span text:style-name="T4">C</text:span><text:span text:style-name="T5">ompte : </text:span><text:span text:style-name="T6">[ACCOUNT_HOLDER_NAME]</text:span></text:p>
            <text:p text:style-name="P5">BIC/SWIF<text:span text:style-name="T11">T</text:span> : [BANK_IDENTIFIER_CODE]</text:p>
            <text:p text:style-name="P5">IBAN : [IBAN]</text:p>
          </table:table-cell>
          <table:covered-table-cell/>
        </table:table-row>
      </table:table>
      <text:p text:style-name="P14"/>
      <table:table table:name="title" table:style-name="title">
        <table:table-column table:style-name="title.A"/>
        <table:table-column table:style-name="title.B"/>
        <table:table-column table:style-name="title.C"/>
        <table:table-row table:style-name="TableLine94380295240320">
          <table:table-cell table:style-name="title.A1" office:value-type="string">
            <text:p text:style-name="P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9">[ABORTED]</text:p>
            </text:section>
            <text:p text:style-name="P8"/>
          </table:table-cell>
          <table:table-cell table:style-name="title.A1" office:value-type="string">
            <text:p text:style-name="P3">[DATE]</text:p>
          </table:table-cell>
        </table:table-row>
      </table:table>
      <text:p text:style-name="P6"/>
      <text:section text:style-name="Sect1" text:name="section-description">
        <text:p text:style-name="P4">[DESCRIPTION]</text:p>
        <text:p text:style-name="P4"/>
      </text:section>
      <text:p text:style-name="P6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55">Code</text:p>
            </table:table-cell>
            <table:table-cell table:style-name="items.A1" office:value-type="string">
              <text:p text:style-name="P55">Désignation</text:p>
            </table:table-cell>
            <table:table-cell table:style-name="items.A1" office:value-type="string">
              <text:p text:style-name="P56">Qté</text:p>
            </table:table-cell>
            <table:table-cell table:style-name="items.A1" office:value-type="string">
              <text:p text:style-name="P57">PU HT</text:p>
            </table:table-cell>
            <table:table-cell table:style-name="items.A1" office:value-type="string">
              <text:p text:style-name="P57">Remise <text:span text:style-name="T8">(%)</text:span></text:p>
            </table:table-cell>
            <table:table-cell table:style-name="items.A1" office:value-type="string">
              <text:p text:style-name="P57">Montant</text:p>
              <text:p text:style-name="P57">HT</text:p>
            </table:table-cell>
            <table:table-cell table:style-name="items.A1" office:value-type="string">
              <text:p text:style-name="P56"><text:span text:style-name="T3">Montant</text:span> <text:span text:style-name="T3">TVA</text:span></text:p>
            </table:table-cell>
            <table:table-cell table:style-name="items.A1" office:value-type="string">
              <text:p text:style-name="P57">Taux</text:p>
              <text:p text:style-name="P57">TVA</text:p>
            </table:table-cell>
            <table:table-cell table:style-name="items.I1" office:value-type="string">
              <text:p text:style-name="P58">Montant</text:p>
              <text:p text:style-name="P58">TTC</text:p>
            </table:table-cell>
          </table:table-row>
        </table:table-header-rows>
        <table:table-row table:style-name="items.2">
          <table:table-cell table:style-name="items.A2" office:value-type="string">
            <text:p text:style-name="P21">[CODE]</text:p>
          </table:table-cell>
          <table:table-cell table:style-name="items.B2" office:value-type="string">
            <text:p text:style-name="P22">[VARIANT]</text:p>
            <text:p text:style-name="P45">[ANNOTATION]</text:p>
          </table:table-cell>
          <table:table-cell table:style-name="items.C2" office:value-type="string">
            <text:p text:style-name="P22">[QUANTITY]</text:p>
          </table:table-cell>
          <table:table-cell table:style-name="items.D2" office:value-type="string">
            <text:p text:style-name="P24">[UNIT_PRETAX_AMOUNT]</text:p>
          </table:table-cell>
          <table:table-cell table:style-name="items.E2" office:value-type="string">
            <text:p text:style-name="P25">[DISCOUNT]</text:p>
          </table:table-cell>
          <table:table-cell table:style-name="items.F2" office:value-type="string">
            <text:p text:style-name="P23">[PRETAX_AMOUNT]</text:p>
          </table:table-cell>
          <table:table-cell table:style-name="items.G2" office:value-type="string">
            <text:p text:style-name="P26">[VAT_AMOUNT]</text:p>
          </table:table-cell>
          <table:table-cell table:style-name="items.H2" office:value-type="string">
            <text:p text:style-name="P27">[VAT_RATE]</text:p>
          </table:table-cell>
          <table:table-cell table:style-name="items.I2" office:value-type="string">
            <text:p text:style-name="P28">[AMOUNT]</text:p>
          </table:table-cell>
        </table:table-row>
      </table:table>
      <text:p text:style-name="P17"/>
      <text:section text:style-name="Sect2" text:name="section-totals">
        <text:p text:style-name="P63"/>
        <table:table table:name="vat-totals" table:style-name="vat-totals">
          <table:table-column table:style-name="vat-totals.A"/>
          <table:table-column table:style-name="vat-totals.B"/>
          <table:table-column table:style-name="vat-totals.C"/>
          <table:table-column table:style-name="vat-totals.D"/>
          <table:table-header-rows>
            <table:table-row table:style-name="vat-totals.1">
              <table:table-cell table:style-name="vat-totals.A1" office:value-type="string">
                <text:p text:style-name="P68">Taxe</text:p>
              </table:table-cell>
              <table:table-cell table:style-name="vat-totals.A1" office:value-type="string">
                <text:p text:style-name="P70">Taux</text:p>
              </table:table-cell>
              <table:table-cell table:style-name="vat-totals.A1" office:value-type="string">
                <text:p text:style-name="P69">Base HT</text:p>
              </table:table-cell>
              <table:table-cell table:style-name="vat-totals.D1" office:value-type="string">
                <text:p text:style-name="P69">Montant</text:p>
              </table:table-cell>
            </table:table-row>
          </table:table-header-rows>
          <table:table-row table:style-name="TableLine94380296044720">
            <table:table-cell table:style-name="vat-totals.A2" office:value-type="string">
              <text:p text:style-name="P65">[VAT_NAME]</text:p>
            </table:table-cell>
            <table:table-cell table:style-name="vat-totals.B2" office:value-type="string">
              <text:p text:style-name="P67">[VAT_RATE]</text:p>
            </table:table-cell>
            <table:table-cell table:style-name="vat-totals.C2" office:value-type="string">
              <text:p text:style-name="P66">[VAT_BASE]</text:p>
            </table:table-cell>
            <table:table-cell table:style-name="vat-totals.D2" office:value-type="string">
              <text:p text:style-name="P66">[VAT_AMOUNT]</text:p>
            </table:table-cell>
          </table:table-row>
        </table:table>
        <text:p text:style-name="P64">Ce devis et ses conditions générales sont valables jusqu’au [EXPIRED_AT]</text:p>
        <text:p text:style-name="P11"/>
        <text:p text:style-name="P62"/>
        <table:table table:name="total" table:style-name="total">
          <table:table-column table:style-name="total.A"/>
          <table:table-column table:style-name="total.B"/>
          <table:table-row table:style-name="total.1">
            <table:table-cell table:style-name="total.A1" office:value-type="string">
              <text:p text:style-name="P30">Total HT <text:s/></text:p>
            </table:table-cell>
            <table:table-cell table:style-name="total.B1" office:value-type="string">
              <text:p text:style-name="P43">[TOTAL_PRETAX] <text:span text:style-name="T12">€</text:span></text:p>
            </table:table-cell>
          </table:table-row>
          <table:table-row table:style-name="total.1">
            <table:table-cell table:style-name="total.A1" office:value-type="string">
              <text:p text:style-name="P30">Total TVA</text:p>
            </table:table-cell>
            <table:table-cell table:style-name="total.B2" office:value-type="string">
              <text:p text:style-name="P43">[TOTAL_VAT] <text:span text:style-name="T12">€</text:span></text:p>
            </table:table-cell>
          </table:table-row>
          <table:table-row table:style-name="total.1">
            <table:table-cell table:style-name="total.A1" office:value-type="string">
              <text:p text:style-name="P30">Total TTC</text:p>
            </table:table-cell>
            <table:table-cell table:style-name="total.B3" office:value-type="string">
              <text:p text:style-name="P43">[TOTAL] <text:span text:style-name="T12">€</text:span></text:p>
            </table:table-cell>
          </table:table-row>
        </table:table>
        <text:p text:style-name="P11"/>
      </text:section>
      <text:p text:style-name="P17"/>
      <text:p text:style-name="P15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13"/>
              <text:p text:style-name="P13">Veuillez apposer la mention</text:p>
              <text:p text:style-name="P13">« Bon pour accord », dater</text:p>
              <text:p text:style-name="P13">et signer.</text:p>
              <text:p text:style-name="P7"/>
            </table:table-cell>
            <table:table-cell table:style-name="signature.B1" office:value-type="string">
              <text:p text:style-name="P49"/>
            </table:table-cell>
          </table:table-row>
        </table:table>
        <text:p text:style-name="P12"/>
      </text:section>
      <text:section text:style-name="Sect3" text:name="Section-parcels">
        <table:table table:name="Tableau1" table:style-name="Tableau1">
          <table:table-column table:style-name="Tableau1.A"/>
          <table:table-row table:style-name="TableLine94380294436208">
            <table:table-cell table:style-name="Tableau1.A1" office:value-type="string">
              <text:p text:style-name="P41">Col<text:span text:style-name="T7">is</text:span></text:p>
            </table:table-cell>
          </table:table-row>
        </table:table>
        <text:p text:style-name="P10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header-rows>
            <table:table-row table:style-name="TableLine94380295326224">
              <table:table-cell table:style-name="Tableau2.A1" office:value-type="string">
                <text:p text:style-name="P54">Code</text:p>
              </table:table-cell>
              <table:table-cell table:style-name="Tableau2.A1" office:value-type="string">
                <text:p text:style-name="P53">Désignation</text:p>
              </table:table-cell>
              <table:table-cell table:style-name="Tableau2.A1" office:value-type="string">
                <text:p text:style-name="P52">Qté</text:p>
              </table:table-cell>
              <table:table-cell table:style-name="Tableau2.A1" office:value-type="string">
                <text:p text:style-name="P42">Numéro du colis</text:p>
              </table:table-cell>
              <table:table-cell table:style-name="Tableau2.E1" office:value-type="string">
                <text:p text:style-name="P44">Planifié le</text:p>
              </table:table-cell>
            </table:table-row>
          </table:table-header-rows>
          <table:table-row table:style-name="TableLine94380295336464">
            <table:table-cell table:style-name="Tableau2.A2" office:value-type="string">
              <text:p text:style-name="P31">[PARCEL_CODE]</text:p>
            </table:table-cell>
            <table:table-cell table:style-name="Tableau2.B2" office:value-type="string">
              <text:p text:style-name="P32">[PARCEL_VARIANT]</text:p>
            </table:table-cell>
            <table:table-cell table:style-name="Tableau2.C2" office:value-type="string">
              <text:p text:style-name="P33">[PARCEL_QUANTITY]</text:p>
            </table:table-cell>
            <table:table-cell table:style-name="Tableau2.D2" office:value-type="string">
              <text:p text:style-name="P34">[PARCEL_NUMBER]</text:p>
            </table:table-cell>
            <table:table-cell table:style-name="Tableau2.E2" office:value-type="string">
              <text:p text:style-name="P35">[PLANNED_AT]</text:p>
            </table:table-cell>
          </table:table-row>
        </table:table>
        <text:p text:style-name="Standard"/>
      </text:section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par_20_défaut_20_2" style:display-name="Style par défaut 2" style:family="paragraph" style:parent-style-name="Standard">
      <style:paragraph-properties fo:text-align="start" style:justify-single-word="false"/>
      <style:text-properties officeooo:rsid="009f598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2.584cm" style:rel-column-width="45810*"/>
    </style:style>
    <style:style style:name="footer.C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Standard">
      <style:text-properties officeooo:paragraph-rsid="0152171b"/>
    </style:style>
    <style:style style:name="MP3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380294537872">
            <table:table-cell table:style-name="footer.A1" office:value-type="string">
              <text:p text:style-name="MP3">[DATE]</text:p>
            </table:table-cell>
            <table:table-cell table:style-name="footer.A1" office:value-type="string">
              <text:p text:style-name="MP4">[FOOTER]</text:p>
            </table:table-cell>
            <table:table-cell table:style-name="footer.A1" office:value-type="string">
              <text:p text:style-name="MP5"><text:page-number text:select-page="current">2</text:page-number>/<text:page-count>2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2-02-08T15:01:40.002506363</dc:date>
    <meta:editing-duration>PT20H51M12S</meta:editing-duration>
    <meta:editing-cycles>356</meta:editing-cycles>
    <meta:document-statistic meta:table-count="9" meta:image-count="1" meta:object-count="0" meta:page-count="2" meta:paragraph-count="67" meta:word-count="108" meta:character-count="820" meta:non-whitespace-character-count="776"/>
  </office:meta>
</office:document-meta>
</file>